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T1" style:family="text">
      <style:text-properties style:font-name="sans-serif" fo:font-size="9pt"/>
    </style:style>
    <style:style style:name="T2" style:family="text">
      <style:text-properties style:font-name="sans-serif" fo:font-size="9pt" fo:background-color="#ffff00" loext:char-shading-value="0"/>
    </style:style>
    <style:style style:name="T3" style:family="text">
      <style:text-properties style:font-name="sans-serif" fo:font-size="9pt" fo:background-color="#ffff00" loext:char-shading-value="0"/>
    </style:style>
    <style:style style:name="T4" style:family="text">
      <style:text-properties style:font-name="sans-serif" fo:font-size="9pt" fo:background-color="#ffffd7" loext:char-shading-value="0"/>
    </style:style>
    <style:style style:name="T5" style:family="text">
      <style:text-properties style:font-name="sans-serif" fo:font-size="9pt" fo:background-color="#ffffd7" loext:char-shading-value="0"/>
    </style:style>
    <style:style style:name="T6" style:family="text">
      <style:text-properties style:font-name="sans-serif" fo:font-size="9pt" fo:background-color="#ffbf00" loext:char-shading-value="0"/>
    </style:style>
    <style:style style:name="T7" style:family="text">
      <style:text-properties style:font-name="sans-serif" fo:font-size="9pt" fo:background-color="#ffbf00" loext:char-shading-value="0"/>
    </style:style>
    <style:style style:name="T8" style:family="text">
      <style:text-properties style:font-name="sans-serif" fo:font-size="9pt" fo:background-color="#ff4000" loext:char-shading-value="0"/>
    </style:style>
    <style:style style:name="T9" style:family="text">
      <style:text-properties style:font-name="sans-serif" fo:font-size="9pt" fo:background-color="#ff4000" loext:char-shading-value="0"/>
    </style:style>
    <style:style style:name="T10" style:family="text">
      <style:text-properties style:font-name="sans-serif" fo:font-size="9pt" fo:background-color="#158466" loext:char-shading-value="0"/>
    </style:style>
    <style:style style:name="T11" style:family="text">
      <style:text-properties style:font-name="sans-serif" fo:font-size="9pt" fo:background-color="#81d41a" loext:char-shading-value="0"/>
    </style:style>
    <style:style style:name="T12" style:family="text">
      <style:text-properties style:font-name="sans-serif" fo:font-size="9pt" fo:background-color="#81d41a" loext:char-shading-value="0"/>
    </style:style>
    <style:style style:name="T13" style:family="text">
      <style:text-properties style:font-name="sans-serif" fo:font-size="9pt" fo:background-color="#2a6099" loext:char-shading-value="0"/>
    </style:style>
    <style:style style:name="T14" style:family="text">
      <style:text-properties style:font-name="sans-serif" fo:font-size="9pt" fo:background-color="#5983b0" loext:char-shading-value="0"/>
    </style:style>
    <style:style style:name="T15" style:family="text">
      <style:text-properties style:font-name="sans-serif" fo:font-size="9pt" fo:background-color="#5983b0" loext:char-shading-value="0"/>
    </style:style>
    <style:style style:name="T16" style:family="text">
      <style:text-properties style:font-name="sans-serif" fo:font-size="9pt" style:text-underline-style="solid" style:text-underline-width="auto" style:text-underline-color="font-color"/>
    </style:style>
    <style:style style:name="T17" style:family="text">
      <style:text-properties style:font-name="sans-serif" fo:font-size="9pt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font-name="sans-serif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style:font-name="sans-serif" fo:font-size="9pt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sans-serif" fo:font-size="9pt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font-name="sans-serif" fo:font-size="9pt" fo:background-color="#bf0041" loext:char-shading-value="0"/>
    </style:style>
    <style:style style:name="T22" style:family="text">
      <style:text-properties style:font-name="sans-serif" fo:font-size="9pt" fo:background-color="#bf0041" loext:char-shading-value="0"/>
    </style:style>
    <style:style style:name="T23" style:family="text">
      <style:text-properties style:font-name="sans-serif" fo:font-size="9pt" fo:background-color="#e16173" loext:char-shading-value="0"/>
    </style:style>
    <style:style style:name="T24" style:family="text">
      <style:text-properties style:font-name="sans-serif" fo:font-size="9pt" fo:background-color="#e16173" loext:char-shading-value="0"/>
    </style:style>
    <style:style style:name="T25" style:family="text">
      <style:text-properties style:font-name="sans-serif" fo:font-size="9pt" fo:background-color="#ff972f" loext:char-shading-value="0"/>
    </style:style>
    <style:style style:name="T26" style:family="text">
      <style:text-properties style:font-name="sans-serif" fo:font-size="9pt" fo:background-color="#ff972f" loext:char-shading-value="0"/>
    </style:style>
    <style:style style:name="T27" style:family="text">
      <style:text-properties style:font-name="sans-serif" fo:font-size="9pt" fo:font-weight="bold" style:font-weight-asian="bold" style:font-weight-complex="bold"/>
    </style:style>
    <style:style style:name="T28" style:family="text">
      <style:text-properties style:font-name="sans-serif" fo:font-size="9pt" fo:font-weight="bold" fo:background-color="#b2b2b2" loext:char-shading-value="0" style:font-weight-asian="bold" style:font-weight-complex="bold"/>
    </style:style>
    <style:style style:name="T29" style:family="text">
      <style:text-properties style:font-name="sans-serif" fo:font-size="9pt" fo:font-weight="bold" fo:background-color="#b2b2b2" loext:char-shading-value="0" style:font-weight-asian="bold" style:font-weight-complex="bold"/>
    </style:style>
    <style:style style:name="T30" style:family="text">
      <style:text-properties style:font-name="sans-serif" fo:font-size="9pt" fo:font-weight="bold" fo:background-color="#55308d" loext:char-shading-value="0" style:font-weight-asian="bold" style:font-weight-complex="bold"/>
    </style:style>
    <style:style style:name="T31" style:family="text">
      <style:text-properties style:font-name="sans-serif" fo:font-size="9pt" fo:background-color="#ffb66c" loext:char-shading-value="0"/>
    </style:style>
    <style:style style:name="T32" style:family="text">
      <style:text-properties style:font-name="sans-serif" fo:font-size="9pt" fo:background-color="#ffb66c" loext:char-shading-value="0"/>
    </style:style>
    <style:style style:name="T33" style:family="text">
      <style:text-properties style:font-name="sans-serif" fo:font-size="9pt" fo:background-color="#ffdbb6" loext:char-shading-value="0"/>
    </style:style>
    <style:style style:name="T34" style:family="text">
      <style:text-properties style:font-name="sans-serif" fo:font-size="9pt" fo:background-color="#ffdbb6" loext:char-shading-value="0"/>
    </style:style>
    <style:style style:name="T35" style:family="text">
      <style:text-properties style:font-name="sans-serif" fo:font-size="9pt" fo:font-weight="normal" style:font-weight-asian="normal" style:font-weight-complex="normal"/>
    </style:style>
    <style:style style:name="T36" style:family="text">
      <style:text-properties style:font-name="sans-serif" fo:font-size="9pt" fo:background-color="#cccccc" loext:char-shading-value="0"/>
    </style:style>
    <style:style style:name="T37" style:family="text">
      <style:text-properties style:font-name="sans-serif" fo:font-size="9pt" fo:background-color="#cccccc" loext:char-shading-value="0"/>
    </style:style>
    <style:style style:name="T38" style:family="text">
      <style:text-properties style:font-name="sans-serif" fo:font-size="9pt" fo:background-color="#55308d" loext:char-shading-value="0"/>
    </style:style>
    <style:style style:name="T39" style:family="text">
      <style:text-properties style:font-name="sans-serif" fo:font-size="9pt" fo:background-color="#55308d" loext:char-shading-value="0"/>
    </style:style>
    <style:style style:name="T40" style:family="text">
      <style:text-properties style:font-name="sans-serif" fo:font-size="9pt" fo:background-color="#6b5e9b" loext:char-shading-value="0"/>
    </style:style>
    <style:style style:name="T41" style:family="text">
      <style:text-properties style:font-name="sans-serif" fo:font-size="9pt" fo:background-color="#6b5e9b" loext:char-shading-value="0"/>
    </style:style>
    <style:style style:name="T42" style:family="text">
      <style:text-properties style:font-name="sans-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43" style:family="text">
      <style:text-properties style:font-name="sans-serif"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44" style:family="text">
      <style:text-properties style:font-name="sans-serif" fo:font-size="11pt" fo:font-style="italic" style:text-underline-style="none" fo:font-weight="bold" fo:background-color="#cccccc" loext:char-shading-value="0" style:font-size-asian="11pt" style:font-style-asian="italic" style:font-weight-asian="bold" style:font-size-complex="11pt" style:font-style-complex="italic" style:font-weight-complex="bold"/>
    </style:style>
    <style:style style:name="T45" style:family="text">
      <style:text-properties style:font-name="sans-serif" fo:font-size="11pt" fo:font-style="italic" style:text-underline-style="none" fo:font-weight="bold" fo:background-color="#cccccc" loext:char-shading-value="0" style:font-size-asian="11pt" style:font-style-asian="italic" style:font-weight-asian="bold" style:font-size-complex="11pt" style:font-style-complex="italic" style:font-weight-complex="bold"/>
    </style:style>
    <style:style style:name="T46" style:family="text">
      <style:text-properties fo:background-color="#ffff00" loext:char-shading-value="0"/>
    </style:style>
    <style:style style:name="T47" style:family="text">
      <style:text-properties fo:background-color="#ffff00" loext:char-shading-value="0"/>
    </style:style>
    <style:style style:name="T48" style:family="text">
      <style:text-properties fo:background-color="#ffffd7" loext:char-shading-value="0"/>
    </style:style>
    <style:style style:name="T49" style:family="text">
      <style:text-properties fo:background-color="#ffffd7" loext:char-shading-value="0"/>
    </style:style>
    <style:style style:name="T50" style:family="text">
      <style:text-properties fo:background-color="#ffbf00" loext:char-shading-value="0"/>
    </style:style>
    <style:style style:name="T51" style:family="text">
      <style:text-properties fo:background-color="#ffbf00" loext:char-shading-value="0"/>
    </style:style>
    <style:style style:name="T52" style:family="text">
      <style:text-properties fo:background-color="#ff4000" loext:char-shading-value="0"/>
    </style:style>
    <style:style style:name="T53" style:family="text">
      <style:text-properties fo:background-color="#ff4000" loext:char-shading-value="0"/>
    </style:style>
    <style:style style:name="T54" style:family="text">
      <style:text-properties fo:background-color="#5983b0" loext:char-shading-value="0"/>
    </style:style>
    <style:style style:name="T55" style:family="text">
      <style:text-properties fo:background-color="#5983b0" loext:char-shading-value="0"/>
    </style:style>
    <style:style style:name="T56" style:family="text">
      <style:text-properties style:text-underline-style="solid" style:text-underline-width="auto" style:text-underline-color="font-color"/>
    </style:style>
    <style:style style:name="T5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background-color="#e16173" loext:char-shading-value="0"/>
    </style:style>
    <style:style style:name="T63" style:family="text">
      <style:text-properties fo:background-color="#e16173" loext:char-shading-value="0"/>
    </style:style>
    <style:style style:name="T64" style:family="text">
      <style:text-properties fo:background-color="#ffb66c" loext:char-shading-value="0"/>
    </style:style>
    <style:style style:name="T65" style:family="text">
      <style:text-properties fo:background-color="#ffb66c" loext:char-shading-value="0"/>
    </style:style>
    <style:style style:name="T66" style:family="text">
      <style:text-properties fo:background-color="#ffdbb6" loext:char-shading-value="0"/>
    </style:style>
    <style:style style:name="T67" style:family="text">
      <style:text-properties fo:background-color="#ffdbb6" loext:char-shading-value="0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font-size="11pt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fo:font-size="11pt" fo:font-style="italic" style:text-underline-style="none" fo:font-weight="bold" fo:background-color="#cccccc" loext:char-shading-value="0" style:font-size-asian="11pt" style:font-style-asian="italic" style:font-weight-asian="bold" style:font-size-complex="11pt" style:font-style-complex="italic" style:font-weight-complex="bold"/>
    </style:style>
    <style:style style:name="T72" style:family="text">
      <style:text-properties fo:font-size="11pt" fo:font-style="italic" style:text-underline-style="none" fo:font-weight="bold" fo:background-color="#cccccc" loext:char-shading-value="0" style:font-size-asian="11pt" style:font-style-asian="italic" style:font-weight-asian="bold" style:font-size-complex="11pt" style:font-style-complex="italic" style:font-weight-complex="bold"/>
    </style:style>
    <style:style style:name="T73" style:family="text">
      <style:text-properties fo:background-color="#cccccc" loext:char-shading-value="0"/>
    </style:style>
    <style:style style:name="T74" style:family="text">
      <style:text-properties fo:background-color="#cccccc" loext:char-shading-value="0"/>
    </style:style>
    <style:style style:name="T75" style:family="text">
      <style:text-properties fo:color="#ffffff" loext:opacity="100%" style:font-name="sans-serif" fo:font-size="9pt"/>
    </style:style>
    <style:style style:name="T76" style:family="text">
      <style:text-properties fo:color="#ffffff" loext:opacity="100%" style:font-name="sans-serif" fo:font-size="9pt" fo:font-weight="bold" fo:background-color="#55308d" loext:char-shading-value="0" style:font-weight-asian="bold" style:font-weight-complex="bold"/>
    </style:style>
    <style:style style:name="T77" style:family="text">
      <style:text-properties fo:color="#ffffff" loext:opacity="100%" style:font-name="sans-serif" fo:font-size="9pt" fo:background-color="#55308d" loext:char-shading-value="0"/>
    </style:style>
    <style:style style:name="T78" style:family="text">
      <style:text-properties fo:color="#ffffff" loext:opacity="100%" style:font-name="sans-serif" fo:font-size="9pt" fo:background-color="#6b5e9b" loext:char-shading-value="0"/>
    </style:style>
    <style:style style:name="T79" style:family="text">
      <style:text-properties fo:color="#ffffff" loext:opacity="100%" style:font-name="sans-serif" fo:font-size="9pt" fo:background-color="#6b5e9b" loext:char-shading-value="0"/>
    </style:style>
    <style:style style:name="T80" style:family="text">
      <style:text-properties fo:color="#ffffff" loext:opacity="100%" fo:background-color="#6b5e9b" loext:char-shading-value="0"/>
    </style:style>
    <style:style style:name="T81" style:family="text">
      <style:text-properties fo:background-color="#6b5e9b" loext:char-shading-value="0"/>
    </style:style>
    <style:style style:name="T82" style:family="text">
      <style:text-properties fo:background-color="#6b5e9b" loext:char-shading-value="0"/>
    </style:style>
    <style:style style:name="T83" style:family="text">
      <style:text-properties fo:color="#000000" loext:opacity="100%" style:font-name="sans-serif" fo:font-size="9pt" fo:background-color="#ff4000" loext:char-shading-value="0"/>
    </style:style>
    <style:style style:name="T84" style:family="text">
      <style:text-properties fo:color="#000000" loext:opacity="100%" style:font-name="sans-serif" fo:font-size="9pt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na empresa dedicada a comercializar cocinas desea aumentar su</text:span><text:line-break/><text:span text:style-name="T1">control</text:span> <text:span text:style-name="T1">sobre</text:span> <text:span text:style-name="T1">aquellos</text:span> <text:span text:style-name="T1">elementos</text:span> <text:span text:style-name="T1">que</text:span> <text:span text:style-name="T1">le</text:span> <text:span text:style-name="T1">afectan.</text:span> <text:span text:style-name="T1">Del</text:span> <text:span text:style-name="T1">resultado</text:span> <text:span text:style-name="T1">del</text:span><text:line-break/><text:span text:style-name="T1">análisis</text:span> <text:span text:style-name="T1">que</text:span> <text:span text:style-name="T1">realiza</text:span> <text:span text:style-name="T1">obtiene</text:span> <text:span text:style-name="T1">las</text:span> <text:span text:style-name="T1">siguientes</text:span> <text:span text:style-name="T1">informaciones:</text:span><text:line-break/><text:span text:style-name="T1">Hay</text:span> <text:span text:style-name="T1">una</text:span> <text:span text:style-name="T1">serie</text:span> <text:span text:style-name="T1">de</text:span> <text:span text:style-name="T3">fabricantes</text:span><text:span text:style-name="T47"> </text:span><text:span text:style-name="T3">de</text:span><text:span text:style-name="T47"> </text:span><text:span text:style-name="T3">muebles</text:span> <text:span text:style-name="T1">de</text:span> <text:span text:style-name="T1">cocina.</text:span> <text:span text:style-name="T1">De</text:span> <text:span text:style-name="T1">cada</text:span><text:line-break/><text:span text:style-name="T1">fabricante</text:span> <text:span text:style-name="T1">se dispone</text:span> <text:span text:style-name="T1">de un </text:span><text:span text:style-name="T7">nombre, una dirección y una relación de</text:span><text:span text:style-name="T51"><text:line-break/></text:span><text:span text:style-name="T7">números</text:span><text:span text:style-name="T51"> </text:span><text:span text:style-name="T7">de</text:span><text:span text:style-name="T51"> </text:span><text:span text:style-name="T7">teléfono</text:span><text:span text:style-name="T1">.</text:span> <text:span text:style-name="T1">Cada</text:span> <text:span text:style-name="T1">uno</text:span> <text:span text:style-name="T1">de</text:span> <text:span text:style-name="T1">ellos</text:span> <text:span text:style-name="T1">fabrica</text:span> <text:span text:style-name="T1">varios</text:span> <text:span text:style-name="T3">muebles</text:span><text:span text:style-name="T47"> </text:span><text:span text:style-name="T3">de</text:span><text:span text:style-name="T47"><text:line-break/></text:span><text:span text:style-name="T3">cocina</text:span><text:span text:style-name="T1">.</text:span> <text:span text:style-name="T1">Un</text:span> <text:span text:style-name="T1">mueble</text:span> <text:span text:style-name="T1">de</text:span> <text:span text:style-name="T1">cocina</text:span> <text:span text:style-name="T1">tiene</text:span> <text:span text:style-name="T1">una</text:span> <text:span text:style-name="T1">determinada</text:span> <text:span text:style-name="T1">l</text:span><text:span text:style-name="T7">ínea,</text:span><text:span text:style-name="T51"> </text:span><text:span text:style-name="T7">un</text:span><text:span text:style-name="T51"><text:line-break/></text:span><text:span text:style-name="T7">determinado</text:span><text:span text:style-name="T51"> </text:span><text:span text:style-name="T7">color,</text:span><text:span text:style-name="T51"> </text:span><text:span text:style-name="T7">unas</text:span><text:span text:style-name="T51"> </text:span><text:span text:style-name="T7">dimensiones</text:span><text:span text:style-name="T51"> </text:span><text:span text:style-name="T7">(ancho,</text:span><text:span text:style-name="T51"> </text:span><text:span text:style-name="T7">alto</text:span><text:span text:style-name="T51"> </text:span><text:span text:style-name="T7">y largo)</text:span><text:span text:style-name="T1">,</text:span> <text:span text:style-name="T1">y</text:span> <text:span text:style-name="T1">puede</text:span><text:line-break/><text:span text:style-name="T1">tener</text:span> <text:span text:style-name="T1">una</text:span> <text:span text:style-name="T1">de</text:span> <text:span text:style-name="T1">las</text:span> <text:span text:style-name="T1">siguientes</text:span> <text:span text:style-name="T1">categorías</text:span> <text:span text:style-name="T1">excluyentes:</text:span> <text:span text:style-name="T9">mueble</text:span><text:span text:style-name="T53"> </text:span><text:span text:style-name="T9">alto,</text:span><text:span text:style-name="T53"><text:line-break/></text:span><text:span text:style-name="T10">mueble bajo,</text:span><text:span text:style-name="T9"> panel y </text:span><text:span text:style-name="T13">encimera</text:span><text:span text:style-name="T84">.</text:span><text:span text:style-name="T1"> De los</text:span> <text:span text:style-name="T1">muebles bajos interesa saber la</text:span><text:line-break/><text:span text:style-name="T12">altura sobre el suelo</text:span><text:span text:style-name="T1"> y de las encimeras interesa saber su</text:span> <text:span text:style-name="T15">tipo</text:span><text:span text:style-name="T55"> </text:span><text:span text:style-name="T15">(mármol</text:span><text:span text:style-name="T55"><text:line-break/></text:span><text:span text:style-name="T15">o</text:span><text:span text:style-name="T55"> </text:span><text:span text:style-name="T15">aglomerado).</text:span><text:line-break/><text:span text:style-name="T18">Cada</text:span><text:span text:style-name="T59"> </text:span><text:span text:style-name="T18">fabricante</text:span><text:span text:style-name="T59"> </text:span><text:span text:style-name="T18">puede</text:span><text:span text:style-name="T59"> </text:span><text:span text:style-name="T18">trabajar</text:span><text:span text:style-name="T59"> </text:span><text:span text:style-name="T18">con</text:span><text:span text:style-name="T59"> </text:span><text:span text:style-name="T18">varios</text:span><text:span text:style-name="T59"> </text:span><text:span text:style-name="T18">distribuidores</text:span><text:span text:style-name="T59"> </text:span><text:span text:style-name="T18">y</text:span><text:span text:style-name="T59"> </text:span><text:span text:style-name="T18">cada</text:span><text:span text:style-name="T59"><text:line-break/></text:span><text:span text:style-name="T18">distribuidor</text:span><text:span text:style-name="T59"> </text:span><text:span text:style-name="T18">trabaja</text:span><text:span text:style-name="T59"> </text:span><text:span text:style-name="T18">al menos con un fabricante</text:span><text:span text:style-name="T1">. De un </text:span><text:span text:style-name="T22">distribuidor</text:span><text:span text:style-name="T1"> se</text:span><text:line-break/><text:span text:style-name="T1">dispone del </text:span><text:span text:style-name="T24">nombre</text:span><text:span text:style-name="T1">, </text:span><text:span text:style-name="T24">dirección</text:span><text:span text:style-name="T1"> y una</text:span> <text:span text:style-name="T24">relación</text:span><text:span text:style-name="T63"> </text:span><text:span text:style-name="T24">de</text:span><text:span text:style-name="T63"> </text:span><text:span text:style-name="T24">números</text:span><text:span text:style-name="T63"> </text:span><text:span text:style-name="T24">de</text:span><text:span text:style-name="T63"> </text:span><text:span text:style-name="T24">teléfono</text:span><text:span text:style-name="T1">.</text:span><text:line-break/><text:span text:style-name="T1">Una</text:span> <text:span text:style-name="T26">cocina</text:span> <text:span text:style-name="T1">la</text:span> <text:span text:style-name="T1">componen</text:span> <text:span text:style-name="T1">una</text:span> <text:span text:style-name="T1">serie</text:span> <text:span text:style-name="T1">de</text:span> <text:span text:style-name="T1">muebles</text:span> <text:span text:style-name="T1">de</text:span> <text:span text:style-name="T1">cocina</text:span> <text:span text:style-name="T1">de</text:span><text:line-break/><text:span text:style-name="T34">distinto</text:span><text:span text:style-name="T67"> </text:span><text:span text:style-name="T34">tipo</text:span><text:span text:style-name="T1">,</text:span> <text:span text:style-name="T18">cada</text:span><text:span text:style-name="T59"> </text:span><text:span text:style-name="T18">mueble de cocina sólo podrá formar parte de una</text:span><text:span text:style-name="T59"><text:line-break/></text:span><text:span text:style-name="T18">única cocina</text:span><text:span text:style-name="T1">. De una </text:span><text:span text:style-name="T26">cocina</text:span><text:span text:style-name="T1"> nos interesa</text:span> <text:span text:style-name="T1">saber</text:span> <text:span text:style-name="T1">el</text:span> <text:span text:style-name="T34">número</text:span><text:span text:style-name="T67"> </text:span><text:span text:style-name="T34">de</text:span><text:span text:style-name="T67"> </text:span><text:span text:style-name="T34">muebles</text:span><text:line-break/><text:span text:style-name="T1">que</text:span> <text:span text:style-name="T1">la</text:span> <text:span text:style-name="T1">componen,</text:span> <text:span text:style-name="T1">así</text:span> <text:span text:style-name="T1">como</text:span> <text:span text:style-name="T34">cuántos</text:span><text:span text:style-name="T67"> </text:span><text:span text:style-name="T34">de</text:span><text:span text:style-name="T67"> </text:span><text:span text:style-name="T34">ellos</text:span><text:span text:style-name="T67"> </text:span><text:span text:style-name="T34">hay</text:span><text:span text:style-name="T67"> </text:span><text:span text:style-name="T34">de</text:span><text:span text:style-name="T67"> </text:span><text:span text:style-name="T34">cada</text:span><text:span text:style-name="T67"> </text:span><text:span text:style-name="T34">tipo</text:span><text:span text:style-name="T1">.</text:span><text:line-break/><text:span text:style-name="T1">Cada</text:span> <text:span text:style-name="T26">cocina</text:span> <text:span text:style-name="T1">la</text:span> <text:span text:style-name="T18">puede</text:span><text:span text:style-name="T59"> </text:span><text:span text:style-name="T18">vender</text:span><text:span text:style-name="T59"> </text:span><text:span text:style-name="T18">un</text:span><text:span text:style-name="T59"> </text:span><text:span text:style-name="T18">único</text:span><text:span text:style-name="T59"> </text:span><text:span text:style-name="T18">distribuidor</text:span><text:span text:style-name="T59"> </text:span><text:span text:style-name="T18">en</text:span><text:span text:style-name="T59"> </text:span><text:span text:style-name="T18">una</text:span><text:line-break/><text:span text:style-name="T1">determinada</text:span> <text:span text:style-name="T34">fecha de</text:span><text:span text:style-name="T67"> </text:span><text:span text:style-name="T34">venta</text:span><text:span text:style-name="T1">, aunque </text:span><text:span text:style-name="T18">cada distribuidor</text:span><text:span text:style-name="T59"> </text:span><text:span text:style-name="T18">puede vender</text:span><text:span text:style-name="T59"><text:line-break/></text:span><text:span text:style-name="T18">varias cocinas</text:span><text:span text:style-name="T1">. Un </text:span><text:span text:style-name="T45">distribuidor puede ceder</text:span><text:span text:style-name="T72"> </text:span><text:span text:style-name="T45">una</text:span><text:span text:style-name="T72"> </text:span><text:span text:style-name="T45">cocina</text:span><text:span text:style-name="T72"> </text:span><text:span text:style-name="T45">a</text:span><text:span text:style-name="T72"> </text:span><text:span text:style-name="T45">otro,</text:span><text:span text:style-name="T72"> </text:span><text:span text:style-name="T45">para</text:span><text:span text:style-name="T72"> </text:span><text:span text:style-name="T45">que</text:span><text:span text:style-name="T72"><text:line-break/></text:span><text:span text:style-name="T45">éste</text:span><text:span text:style-name="T72"> </text:span><text:span text:style-name="T45">pueda</text:span><text:span text:style-name="T72"> </text:span><text:span text:style-name="T45">venderla.</text:span><text:line-break/><text:span text:style-name="T1">Cada </text:span><text:span text:style-name="T18">cocina la debe montar al menos un montador, y el mismo</text:span><text:span text:style-name="T59"><text:line-break/></text:span><text:span text:style-name="T18">montador</text:span><text:span text:style-name="T59"> </text:span><text:span text:style-name="T18">puede</text:span><text:span text:style-name="T59"> </text:span><text:span text:style-name="T18">montar</text:span><text:span text:style-name="T59"> </text:span><text:span text:style-name="T18">varias</text:span><text:span text:style-name="T59"> </text:span><text:span text:style-name="T18">cocinas</text:span><text:span text:style-name="T1">.</text:span> <text:span text:style-name="T1">De</text:span> <text:span text:style-name="T1">un</text:span> <text:span text:style-name="T29">montador</text:span> <text:span text:style-name="T1">nos</text:span><text:line-break/><text:span text:style-name="T1">interesa</text:span> <text:span text:style-name="T1">su</text:span> <text:span text:style-name="T37">NIF</text:span><text:span text:style-name="T1">,</text:span> <text:span text:style-name="T37">nombre</text:span><text:span text:style-name="T1">,</text:span> <text:span text:style-name="T37">dirección</text:span><text:span text:style-name="T1">,</text:span> <text:span text:style-name="T37">único número</text:span><text:span text:style-name="T74"> </text:span><text:span text:style-name="T37">de</text:span><text:span text:style-name="T74"> </text:span><text:span text:style-name="T37">teléfono</text:span> <text:span text:style-name="T1">y</text:span> <text:span text:style-name="T1">el</text:span><text:line-break/><text:span text:style-name="T37">número</text:span><text:span text:style-name="T74"> </text:span><text:span text:style-name="T37">de</text:span><text:span text:style-name="T74"> </text:span><text:span text:style-name="T37">cocinas</text:span><text:span text:style-name="T74"> </text:span><text:span text:style-name="T37">que</text:span><text:span text:style-name="T74"> </text:span><text:span text:style-name="T37">ha</text:span><text:span text:style-name="T74"> </text:span><text:span text:style-name="T37">montado</text:span><text:span text:style-name="T1">.</text:span><text:line-break/><text:span text:style-name="T1">Cada </text:span><text:span text:style-name="T18">cocina pueden comprarla uno o varios clientes, y el mismo</text:span><text:span text:style-name="T59"><text:line-break/></text:span><text:span text:style-name="T18">cliente puede</text:span><text:span text:style-name="T59"> </text:span><text:span text:style-name="T18">comprar varias cocinas</text:span><text:span text:style-name="T1">. De un </text:span><text:span text:style-name="T76">cliente</text:span><text:span text:style-name="T1"> nos interesa su </text:span><text:span text:style-name="T79">NIF</text:span><text:span text:style-name="T1">,</text:span><text:line-break/><text:span text:style-name="T1">su </text:span><text:span text:style-name="T79">nombre</text:span><text:span text:style-name="T1">, </text:span><text:span text:style-name="T79">dirección</text:span><text:span text:style-name="T1"> y </text:span><text:span text:style-name="T79">único</text:span><text:span text:style-name="T80"> </text:span><text:span text:style-name="T79">número</text:span><text:span text:style-name="T80"> </text:span><text:span text:style-name="T79">de</text:span><text:span text:style-name="T80"> </text:span><text:span text:style-name="T79">teléfono</text:span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09:10:03.580467872</meta:creation-date>
    <dc:date>2022-10-24T10:02:23.091657332</dc:date>
    <meta:editing-duration>PT31M49S</meta:editing-duration>
    <meta:editing-cycles>1</meta:editing-cycles>
    <meta:document-statistic meta:table-count="0" meta:image-count="0" meta:object-count="0" meta:page-count="1" meta:paragraph-count="1" meta:word-count="297" meta:character-count="1805" meta:non-whitespace-character-count="1509"/>
    <meta:generator>LibreOffice/7.3.6.2$Linux_X86_64 LibreOffice_project/30$Build-2</meta:generator>
  </office:meta>
</office:document-meta>
</file>